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Filter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FilterCmdHandler.doMAIL( SMTPSession session , String argument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3">
            <text:p text:style-name="Table_20_Contents">33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MailFilterCmdHandler.doMailSize( SMTPSession session , String mailOptionValue , String tempSen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MailFilter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